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1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浏览器控件即webView，下面谈谈如何设置和监控webView控件：webView是J2ME所没有的，是类似于Symbian和.net CF 里面功能类似的浏览器控件，通过这个控件可以直接访问网页，或者把输入的HTML字符串显示出来，功能比较强大，同Symbian或.net CF 浏览器控件比起来有以下几个优点：<text:line-break/> <text:line-break/>1、功能强大，支持CSS，Java script等HTML语言，这样页面就能更漂亮。<text:line-break/>2、能够对浏览器控件进行非常详细的设置，比如字体大小，背景色，滚动条样式，等等。<text:line-break/>3、能够捕捉到所有浏览器操作，比如点击URL，打开或关闭URL<text:line-break/>4、能够很好的融入布局。<text:line-break/>5、甚至webView还能和JS进行交互。<text:line-break/> <text:line-break/>在使用webView布局的页面后，我们首先取得webView实例，browser就是webView的对象：<text:line-break/> <text:line-break/>browser=(WebView)findViewById(R.id.webkit);<text:line-break/> <text:line-break/>取得实例后，我们给browser定义下WebSettings，WebSettings是WebView的具体设置类，可以对WebView进行非常详细的设置。<text:line-break/> <text:line-break/>WebSettings bs = browser.getSettings();<text:line-break/>取得了webView设置对象。下面开始设置浏览器控件<text:line-break/>举例几个最常用的设置<text:line-break/> <text:line-break/>bs.setSupportMultipleWindows(false); </text:p>
      <text:p text:style-name="Text_20_body"><text:line-break/>浏览器不支持多窗口显示，意思就是说所有页面在单一窗口打开，这样避免了页面布局控制显示问题，也便于操作控制页面。<text:line-break/>bs.setSupportZoom(false); </text:p>
      <text:p text:style-name="Text_20_body">页面是否可以进行缩放。<text:line-break/>bs.setBlockNetworkImage(false) </text:p>
      <text:p text:style-name="Text_20_body">是否阻止图像的显示<text:line-break/>bs.<text:span text:style-name="T1">setCacheMode</text:span>（） </text:p>
      <text:p text:style-name="Text_20_body">缓存的模式，分为几种LOAD_CACHE_ELSE_NETWORK（当本地没有缓存时，从网上下载）<text:line-break/>         <text:line-break/>              LOAD_CACHE_ONLY 只读取本地缓存<text:line-break/>              LOAD_DEFAULT默认的缓存模式<text:line-break/>              LOAD_NORMAL一般的缓存模式<text:line-break/>              LOAD_NO_CACHE不读取缓存，所有内容均从网络下载<text:line-break/> <text:line-break/>      bs.setJavaScriptEnabled(flag)<text:line-break/> <text:line-break/>是否支持JS<text:line-break/>其他比如设置字体等更不必详说。通过设置，我们可以获得一个我们需要的浏览器窗口。<text:line-break/> <text:line-break/>另外一方面，我们还设置了一个类叫webNotify 这个类继承自WebViewClient,用来监控浏览器的一系<text:soft-page-break/>列事件。<text:line-break/>webNotify wn = new webNotify(); browser.setWebViewClient(wn) ; </text:p>
      <text:p text:style-name="Text_20_body">下面列举了比较常用的4个事件<text:line-break/> <text:line-break/>1，接收到Http请求的事件<text:line-break/>onReceivedHttpAuthRequest(WebView <text:span text:style-name="T1">view</text:span>, HttpAuthHandler handler, String host, String realm) </text:p>
      <text:p text:style-name="Text_20_body">2，打开链接前的事件<text:line-break/>public boolean shouldOverrideUrlLoading(WebView <text:span text:style-name="T1">view</text:span>, String url) { <text:span text:style-name="T1">view</text:span>.loadUrl(url); return true; } </text:p>
      <text:p text:style-name="Text_20_body">这个函数我们可以做很多操作，比如我们读取到某些特殊的URL，于是就可以不打开地址，取消这个操作，进行预先定义的其他操作，这对一个程序是非常必要的。<text:line-break/> <text:line-break/>3，载入页面完成的事件<text:line-break/>public void onPageFinished(WebView <text:span text:style-name="T1">view</text:span>, String url){ } </text:p>
      <text:p text:style-name="Text_20_body">同样道理，我们知道一个页面载入完成，于是我们可以关闭loading条，切换程序动作。<text:line-break/> <text:line-break/>4，载入页面开始的事件<text:line-break/>public void onPageStarted(WebView <text:span text:style-name="T1">view</text:span>, String url, Bitmap favicon) { } </text:p>
      <text:p text:style-name="Text_20_body">这个事件就是开始载入页面调用的，通常我们可以在这设定一个loading的页面，告诉用户程序在等待网络响应。<text:line-break/> <text:line-break/>通过这几个事件，我们可以很轻松的控制程序操作，一边用着浏览器显示内容，一边监控着用户操作实现我们需要的各种显示方式，同时可以防止用户产生误操作。<text:line-break/>      <text:line-break/>      <text:line-break/>最后我们的浏览器设置好了，可以监控操作了，于是打开一个网址，</text:p>
      <text:p text:style-name="Text_20_body"><text:line-break/>browser.loadUrl("<text:a xlink:type="simple" xlink:href="http://www.baidu.com/">http://www.baidu.com/</text:a>"); </text:p>
      <text:p text:style-name="Text_20_body">      <text:line-break/>当然也可以是自己设定的一段html字符串，当然你的URL腰符合规范。<text:line-break/><text:line-break/>browser.loadDataWithBaseURL（） 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ck </meta:initial-creator>
    <meta:creation-date>2013-01-03T12:33:22</meta:creation-date>
    <dc:date>2013-01-03T12:34:21</dc:date>
    <dc:creator>hck </dc:creator>
    <meta:editing-duration>P0D</meta:editing-duration>
    <meta:editing-cycles>1</meta:editing-cycles>
    <meta:document-statistic meta:table-count="0" meta:image-count="0" meta:object-count="0" meta:page-count="2" meta:paragraph-count="12" meta:word-count="326" meta:character-count="1988" meta:non-whitespace-character-count="1981"/>
    <meta:generator>LibreOffice/3.5$Linux_X86_64 LibreOffice_project/350m1$Build-2</meta:generator>
  </office:meta>
</office:document-meta>
</file>